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11261" officeooo:paragraph-rsid="0001126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officeooo:rsid="00011261" officeooo:paragraph-rsid="0001126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729fcf" fo:language="ru" fo:country="RU" fo:font-weight="normal" officeooo:rsid="00011261" officeooo:paragraph-rsid="00011261" style:font-weight-asian="normal" style:font-weight-complex="normal"/>
    </style:style>
    <style:style style:name="T1" style:family="text">
      <style:text-properties officeooo:rsid="000296c3"/>
    </style:style>
    <style:style style:name="T2" style:family="text">
      <style:text-properties officeooo:rsid="00034374"/>
    </style:style>
    <style:style style:name="T3" style:family="text">
      <style:text-properties fo:language="en" fo:country="US" officeooo:rsid="00034374"/>
    </style:style>
    <style:style style:name="T4" style:family="text">
      <style:text-properties fo:language="uk" fo:country="UA" officeooo:rsid="00034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неджер квестов</text:p>
      <text:p text:style-name="P1">краткое пособие</text:p>
      <text:p text:style-name="P2"/>
      <text:p text:style-name="P2"><text:tab/></text:p>
      <text:p text:style-name="P2"><text:tab/><text:span text:style-name="T1">Менеджер квестов использует символьные идентификаторы для квестов и отдельный идентификатор для каждой стадии задания. </text:span><text:span text:style-name="T2">Система сделана по аналогии с системой квестов в </text:span><text:span text:style-name="T3">TES III: Morrowind.</text:span></text:p>
      <text:p text:style-name="P2"><text:span text:style-name="T3"/></text:p>
      <text:p text:style-name="P2"><text:span text:style-name="T3"><text:tab/></text:span><text:span text:style-name="T2">Множество квестов является библиотекой, которую можно сохранить в отдельный файл и загрузить в приложение, если потребуется редактирование. Библиотека представляет собой </text:span><text:span text:style-name="T3">XML-</text:span><text:span text:style-name="T2">файл следующей структуры:</text:span></text:p>
      <text:p text:style-name="P2"/>
      <text:p text:style-name="P3">&lt;QuestLibrary&gt;</text:p>
      <text:p text:style-name="P3"><text:tab/>&lt;Quest ID = 'test_quest' Name = 'Test quest'&gt;</text:p>
      <text:p text:style-name="P3"><text:tab/><text:tab/>&lt;Record State = '10'&gt;</text:p>
      <text:p text:style-name="P3"><text:tab/><text:tab/><text:tab/>&lt;Journal&gt;Starting quest&lt;/Journal&gt;</text:p>
      <text:p text:style-name="P3"><text:tab/><text:tab/>&lt;/Record&gt;</text:p>
      <text:p text:style-name="P3"><text:tab/>&lt;/Quest&gt;</text:p>
      <text:p text:style-name="P3">&lt;/QuestLibrary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08T21:38:52.176000000</dc:date>
    <meta:editing-duration>PT17M35S</meta:editing-duration>
    <meta:editing-cycles>4</meta:editing-cycles>
    <meta:document-statistic meta:table-count="0" meta:image-count="0" meta:object-count="0" meta:page-count="1" meta:paragraph-count="12" meta:word-count="70" meta:character-count="574" meta:non-whitespace-character-count="503"/>
  </office:meta>
</office:document-meta>
</file>